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cm"/>
    </style:style>
    <style:style style:name="co2" style:family="table-column">
      <style:table-column-properties fo:break-before="auto" style:column-width="5.943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335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4.029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3.778cm"/>
    </style:style>
    <style:style style:name="co11" style:family="table-column">
      <style:table-column-properties fo:break-before="auto" style:column-width="4.277cm"/>
    </style:style>
    <style:style style:name="co12" style:family="table-column">
      <style:table-column-properties fo:break-before="auto" style:column-width="1.281cm"/>
    </style:style>
    <style:style style:name="co13" style:family="table-column">
      <style:table-column-properties fo:break-before="auto" style:column-width="2.002cm"/>
    </style:style>
    <style:style style:name="co14" style:family="table-column">
      <style:table-column-properties fo:break-before="auto" style:column-width="2.612cm"/>
    </style:style>
    <style:style style:name="co15" style:family="table-column">
      <style:table-column-properties fo:break-before="auto" style:column-width="4.611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7.497cm"/>
    </style:style>
    <style:style style:name="co18" style:family="table-column">
      <style:table-column-properties fo:break-before="auto" style:column-width="6.165cm"/>
    </style:style>
    <style:style style:name="co19" style:family="table-column">
      <style:table-column-properties fo:break-before="auto" style:column-width="2.9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tConcepto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ConceptoId</text:p>
          </table:table-cell>
          <table:table-cell office:value-type="string">
            <text:p>Descripcion</text:p>
          </table:table-cell>
          <table:table-cell office:value-type="string">
            <text:p>TipoConceptoId</text:p>
          </table:table-cell>
          <table:table-cell office:value-type="string">
            <text:p>PaisId</text:p>
          </table:table-cell>
          <table:table-cell office:value-type="string">
            <text:p>ClienteId</text:p>
          </table:table-cell>
          <table:table-cell office:value-type="string">
            <text:p>PeopleSoftId</text:p>
          </table:table-cell>
          <table:table-cell office:value-type="string">
            <text:p>NumeroNivelAutorizante</text:p>
          </table:table-cell>
          <table:table-cell office:value-type="string">
            <text:p>AutorizacionAutomatica</text:p>
          </table:table-cell>
          <table:table-cell office:value-type="string">
            <text:p>AutorizacionObligatoria</text:p>
          </table:table-cell>
          <table:table-cell office:value-type="string">
            <text:p>Vigencia</text:p>
          </table:table-cell>
          <table:table-cell office:value-type="string">
            <text:p>PagosFijos</text:p>
          </table:table-cell>
          <table:table-cell office:value-type="string">
            <text:p>Tope</text:p>
          </table:table-cell>
          <table:table-cell office:value-type="string">
            <text:p>PeriodicidadNominaId</text:p>
          </table:table-cell>
          <table:table-cell office:value-type="string">
            <text:p>FechaInicio</text:p>
          </table:table-cell>
          <table:table-cell office:value-type="string">
            <text:p>FechaFin</text:p>
          </table:table-cell>
          <table:table-cell office:value-type="string">
            <text:p>ParametroConceptoId</text:p>
          </table:table-cell>
          <table:table-cell office:value-type="string">
            <text:p>Active</text:p>
          </table:table-cell>
          <table:table-cell office:value-type="string">
            <text:p>CreatedBy</text:p>
          </table:table-cell>
          <table:table-cell office:value-type="string">
            <text:p>CreatedDate</text:p>
          </table:table-cell>
          <table:table-cell office:value-type="string">
            <text:p>DeactivatedDate</text:p>
          </table:table-cell>
          <table:table-cell office:value-type="string">
            <text:p>DeactivatedBy</text:p>
          </table:table-cell>
          <table:table-cell office:value-type="string">
            <text:p>LastModifiedBy</text:p>
          </table:table-cell>
          <table:table-cell office:value-type="string">
            <text:p>LastModifiedDate</text:p>
          </table:table-cell>
          <table:table-cell office:value-type="string">
            <text:p>LastModifiedFromPC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no C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UL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56654">
            <text:p>656654</text:p>
          </table:table-cell>
          <table:table-cell office:value-type="string">
            <text:p>2019-07-03 17:09:51.670</text:p>
          </table:table-cell>
          <table:table-cell office:value-type="string">
            <text:p>2019-08-16 17:36:04.247</text:p>
          </table:table-cell>
          <table:table-cell table:number-columns-repeated="2" office:value-type="float" office:value="844795">
            <text:p>844795</text:p>
          </table:table-cell>
          <table:table-cell office:value-type="string">
            <text:p>2019-08-16 17:36:04.2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no Componente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899-12-30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3 17:11:51.53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8 15:58:28.143</text:p>
          </table:table-cell>
          <table:table-cell office:value-type="string">
            <text:p>MTYWEBDEV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no por Desempeño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8 09:26:28.297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8 09:26:28.297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ono Desempeño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8 09:27:03.563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8 09:27:03.563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ono Entrenamiento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8 09:28:06.747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8 09:28:06.747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ono IGP-3D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8 09:28:53.547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8 09:28:53.547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ono Nocturno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8 09:29:27.690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8 09:29:27.690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ono Período de Prueba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8 09:30:15.200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8 09:30:15.200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ono Permanencia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8 09:31:02.143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8 09:31:02.143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ono RAF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899-12-30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8 09:31:34.18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8 15:58:39.840</text:p>
          </table:table-cell>
          <table:table-cell office:value-type="string">
            <text:p>MTYWEBDEV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estivo trabajado exento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899-12-31 00:00:00.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6654">
            <text:p>656654</text:p>
          </table:table-cell>
          <table:table-cell office:value-type="string">
            <text:p>2019-07-08 09:33:15.733</text:p>
          </table:table-cell>
          <table:table-cell office:value-type="string">
            <text:p>2019-07-08 09:41:29.387</text:p>
          </table:table-cell>
          <table:table-cell table:number-columns-repeated="2" office:value-type="float" office:value="656654">
            <text:p>656654</text:p>
          </table:table-cell>
          <table:table-cell office:value-type="string">
            <text:p>2019-07-08 09:41:29.387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estivo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table:number-columns-repeated="2"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8 09:41:08.837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8 09:41:08.837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ratificación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8 09:42:09.953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8 09:42:09.953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posición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8 09:42:51.300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8 09:42:51.300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rima Dominical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table:number-columns-repeated="2"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8 09:44:07.617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8 09:44:07.617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rima Vacacional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8 09:51:38.590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8 09:51:38.590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etroactivo Diverso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8 09:53:37.667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8 09:53:37.667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iempo extra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8 09:54:49.933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8 09:54:49.933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horro a plazo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274">
            <text:p>274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20:33.480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20:33.480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horro vista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21:12.660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21:12.660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medor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302">
            <text:p>30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22:17.427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22:17.427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rédito Infonavit y Seguro Viv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319">
            <text:p>319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23:05.247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23:05.247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uotas IMSS Pagadas p/ Empl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23:46.667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23:46.667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esantía y Vejez Empl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24:34.587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24:34.587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escuento crédito Bim Anterior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346">
            <text:p>34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26:31.550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26:31.550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escuentos varios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348">
            <text:p>348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27:03.123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27:03.123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alta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361">
            <text:p>36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table:number-columns-repeated="2"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27:40.440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27:40.440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alta.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363">
            <text:p>363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28:13.130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28:13.130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Enfermedad General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table:number-columns-repeated="2"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29:25.167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29:25.167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Incapacidad Maternidad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table:number-columns-repeated="2"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29:54.623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29:54.623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Incapacidad Riesgo de Trabajo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table:number-columns-repeated="2"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30:24.230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30:24.230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ncapacidad de Riesgo en Trayecto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table:number-columns-repeated="2"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31:03.250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31:03.250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SR Neto Artículo 95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402">
            <text:p>40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31:58.030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31:58.030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SR Neto Artículo 96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403">
            <text:p>403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35:07.593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35:07.593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ueblería Elizondo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412">
            <text:p>41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36:28.420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36:28.420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ueblería Standard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413">
            <text:p>413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37:03.213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37:03.213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ensión Alimenticia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37:41.240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37:41.240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réstamos Fonacot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370">
            <text:p>37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38:31.860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38:31.860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romobien Famsa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441">
            <text:p>44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39:07.483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39:07.483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ISR Neto Art 142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449">
            <text:p>449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39:45.210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39:45.210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eguro de Auto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455">
            <text:p>455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40:29.920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40:29.920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GMMayores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462">
            <text:p>46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43:48.257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43:48.257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MART FIT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464">
            <text:p>464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09 16:44:32.603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09 16:44:32.603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Bono Cliente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table:number-columns-repeated="2" office:value-type="string">
            <text:p>1900-01-01 00:00:00.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6654">
            <text:p>656654</text:p>
          </table:table-cell>
          <table:table-cell office:value-type="string">
            <text:p>2019-07-29 11:52:50.917</text:p>
          </table:table-cell>
          <table:table-cell table:number-columns-repeated="2" office:value-type="string">
            <text:p>NULL</text:p>
          </table:table-cell>
          <table:table-cell office:value-type="float" office:value="656654">
            <text:p>656654</text:p>
          </table:table-cell>
          <table:table-cell office:value-type="string">
            <text:p>2019-07-29 11:52:50.917</text:p>
          </table:table-cell>
          <table:table-cell office:value-type="string">
            <text:p>MTY-CVO-WWW0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Bono Pruebas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8-19 10:57:39.56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8-19 10:58:43.497</text:p>
          </table:table-cell>
          <table:table-cell office:value-type="string">
            <text:p>PC1015238228</text:p>
          </table:table-cell>
        </table:table-row>
      </table:table>
      <table:table table:name="CatConceptosPeopleSoft" table:style-name="ta1" table:print="false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ConceptoId</text:p>
          </table:table-cell>
          <table:table-cell office:value-type="string">
            <text:p>Descripcion</text:p>
          </table:table-cell>
          <table:table-cell office:value-type="string">
            <text:p>DescripcionPeopleSoft</text:p>
          </table:table-cell>
          <table:table-cell office:value-type="string">
            <text:p>TipoConceptoId</text:p>
          </table:table-cell>
          <table:table-cell office:value-type="string">
            <text:p>Active</text:p>
          </table:table-cell>
          <table:table-cell office:value-type="string">
            <text:p>CreatedBy</text:p>
          </table:table-cell>
          <table:table-cell office:value-type="string">
            <text:p>CreatedDate</text:p>
          </table:table-cell>
          <table:table-cell office:value-type="string">
            <text:p>DeactivatedDate</text:p>
          </table:table-cell>
          <table:table-cell office:value-type="string">
            <text:p>DeactivatedBy</text:p>
          </table:table-cell>
          <table:table-cell office:value-type="string">
            <text:p>LastModifiedBy</text:p>
          </table:table-cell>
          <table:table-cell office:value-type="string">
            <text:p>LastModifiedDate</text:p>
          </table:table-cell>
          <table:table-cell office:value-type="string">
            <text:p>LastModifiedFromPC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NO 3D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8.11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5 18:49:34.350</text:p>
          </table:table-cell>
          <table:table-cell office:value-type="string">
            <text:p>MTYWEBDEV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NO BILIN</text:p>
          </table:table-cell>
          <table:table-cell office:value-type="string">
            <text:p>Bono Bilingu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8.24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8 15:54:32.727</text:p>
          </table:table-cell>
          <table:table-cell office:value-type="string">
            <text:p>MTYWEBDEV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NO BENEFIT DAY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8.3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8.3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ONO C</text:p>
          </table:table-cell>
          <table:table-cell office:value-type="string">
            <text:p>Bono 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8.45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8 15:54:45.530</text:p>
          </table:table-cell>
          <table:table-cell office:value-type="string">
            <text:p>MTYWEBDEV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ONO CAMPAÑA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8.55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8.55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ONO CUENTA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8.69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8.69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ONO COMPON</text:p>
          </table:table-cell>
          <table:table-cell office:value-type="string">
            <text:p>Bono Component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8.80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8 15:55:06.103</text:p>
          </table:table-cell>
          <table:table-cell office:value-type="string">
            <text:p>MTYWEBDEV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ONO DESEMPEÑO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8.9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8.9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ONO ENTRENAMIENTO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9.02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9.02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ONO EXTRAORDINARIO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9.13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9.13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ONO NOCTURNO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9.23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9.23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ONO PORCENTAJE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9.42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9.42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ONO PERIODO DE PRUEBA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9.8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9.82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ONO PERMANENCIA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39.9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39.9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ONO PRIMAVERA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0.1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0.11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ONO PRODUCTIVIDAD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0.2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0.2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ONO REFERIDOS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0.52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0.52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MPONENTE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0.79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0.79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EVOLUCION INFONAVIT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0.9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0.91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IA FESTIVO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1.05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1.05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GRATIFICACION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1.18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1.18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AMBIOS SALARIALES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1.28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1.28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RS REPOSICIÓN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1.9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1.90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ERMISO C/GOCE DE SUELDO HORAS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2.0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2.0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ERMISO C/GOCE DE SUELDO JORNADA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2.20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2.20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REMIO DE ASISTENCIA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2.3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2.35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REMIO PUNTUALIDAD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2.4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2.4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RIMA DE VACACIONES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2.53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2.53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RIMA DOMINICAL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2.63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2.63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ETROACTIVOS DIVERSOS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2.7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2.76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ONO RELOCALIZACIÓN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2.8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2.85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IEMPO EXTRA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2.9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2.9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VACACIONES ALLOWANCES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3.04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3.04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ONO FLEX / PROBATORIA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3.13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3.13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GRATIFICACION ESPECIAL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3.2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3.2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BONO CHOICE HOTELS PLATINUM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3.3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3.37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BONO FEDEX FXO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3.5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3.5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BONO NEW HIRE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3.75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3.75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BONO PERFORMANCE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3.8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3.87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BONO EXTRA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3.9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3.96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BONO TRAINING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4.06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4.06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ENURE BONUS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4.1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4.15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BONO ASISTENCIA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4.2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4.2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BONO PROMOCION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4.3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4.36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INCENTIVE BONUS</text:p>
          </table:table-cell>
          <table:table-cell office:value-type="string">
            <text:p>NU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4.4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4.47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AJA DE AHORRO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4.6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4.60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ASAS COMERCIALE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4.69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4.69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DONATIVO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4.79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4.79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INIQUITO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4.88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4.88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FONDO DE AHORRO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4.9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4.97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GAFETES / CREDENCIAL ID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5.0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5.0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INCAPACIDADENFERMEDAD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5.18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5.18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INCAPACIDADMATERNIDAD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5.2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5.27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INCAPACIDADRIESGO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5.38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5.38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OTRAS DEDUCCIONE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5.49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5.49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ENSION ALIMENTICIA / ORDEN JUDICIAL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5.69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5.69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EGURO MEDICO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6-28 14:48:45.8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6-28 14:48:45.8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20 D X ANIO</text:p>
          </table:table-cell>
          <table:table-cell office:value-type="string">
            <text:p>Indemnización 20 Dias/Añ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4.38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4.38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3 MESES</text:p>
          </table:table-cell>
          <table:table-cell office:value-type="string">
            <text:p>Indemnización 3 Mes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4.48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4.48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30% VACACION</text:p>
          </table:table-cell>
          <table:table-cell office:value-type="string">
            <text:p>30% de vacacion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4.59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4.59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AGUINAL FINI</text:p>
          </table:table-cell>
          <table:table-cell office:value-type="string">
            <text:p>Aguinaldo Finiquit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4.83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4.83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GUINALDO</text:p>
          </table:table-cell>
          <table:table-cell office:value-type="string">
            <text:p>Aguinal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5.4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5.4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GUINALDO EX</text:p>
          </table:table-cell>
          <table:table-cell office:value-type="string">
            <text:p>Aguinaldo Exent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5.5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5.55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AGUINALDO GR</text:p>
          </table:table-cell>
          <table:table-cell office:value-type="string">
            <text:p>Aguinaldo Gravab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5.7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5.7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AJU RETROACT</text:p>
          </table:table-cell>
          <table:table-cell office:value-type="string">
            <text:p>Ajuste Retroactiv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5.8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5.86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LLOWANCES</text:p>
          </table:table-cell>
          <table:table-cell office:value-type="string">
            <text:p>Allowanc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5.98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5.98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NTICIPO</text:p>
          </table:table-cell>
          <table:table-cell office:value-type="string">
            <text:p>Anticipo de Suel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6.3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6.3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POYO REN</text:p>
          </table:table-cell>
          <table:table-cell office:value-type="string">
            <text:p>Apoyo Rent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6.7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6.70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SIST ECONOM</text:p>
          </table:table-cell>
          <table:table-cell office:value-type="string">
            <text:p>Asistencia Económic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6.79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6.79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SIST-ECONOM</text:p>
          </table:table-cell>
          <table:table-cell office:value-type="string">
            <text:p>Asistencia Económic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6.9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6.90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ASUE PER ANT</text:p>
          </table:table-cell>
          <table:table-cell office:value-type="string">
            <text:p>Asueto Periodo Anteri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7.10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7.10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SUETOS</text:p>
          </table:table-cell>
          <table:table-cell office:value-type="string">
            <text:p>Asuet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7.20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7.20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SUETOSF</text:p>
          </table:table-cell>
          <table:table-cell office:value-type="string">
            <text:p>Asuet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7.3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7.30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V SUE VAC</text:p>
          </table:table-cell>
          <table:table-cell office:value-type="string">
            <text:p>Avance Sueldo por Vacacion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7.40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7.40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AYUDA TRANSP</text:p>
          </table:table-cell>
          <table:table-cell office:value-type="string">
            <text:p>Ayuda Transport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7.5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7.50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BENE DEFUN</text:p>
          </table:table-cell>
          <table:table-cell office:value-type="string">
            <text:p>Bonificació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7.58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7.58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BONO</text:p>
          </table:table-cell>
          <table:table-cell office:value-type="string">
            <text:p>Bono Vales Despensa Efectiv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7.6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7.67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BONO ANT</text:p>
          </table:table-cell>
          <table:table-cell office:value-type="string">
            <text:p>Bono por Antigüeda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7.7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7.7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BONO BD</text:p>
          </table:table-cell>
          <table:table-cell office:value-type="string">
            <text:p>Bono B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7.8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7.85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BONO BECATE</text:p>
          </table:table-cell>
          <table:table-cell office:value-type="string">
            <text:p>Bono Becat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7.9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7.95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BONO CLIENTE</text:p>
          </table:table-cell>
          <table:table-cell office:value-type="string">
            <text:p>Bono Client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8.05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8.05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BONO COM STA</text:p>
          </table:table-cell>
          <table:table-cell office:value-type="string">
            <text:p>Bono Componente Staff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8.26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8.26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ONO COM VTA</text:p>
          </table:table-cell>
          <table:table-cell office:value-type="string">
            <text:p>Comisión por Venta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8.36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8.36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BONO COMP HR</text:p>
          </table:table-cell>
          <table:table-cell office:value-type="string">
            <text:p>Bono Componente Hora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8.4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8.4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BONO COMP PR</text:p>
          </table:table-cell>
          <table:table-cell office:value-type="string">
            <text:p>Bono Componente Prestacion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8.56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8.56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BONO COMPENS</text:p>
          </table:table-cell>
          <table:table-cell office:value-type="string">
            <text:p>Bono Compensacio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8.7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8.70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BONO CON EMP</text:p>
          </table:table-cell>
          <table:table-cell office:value-type="string">
            <text:p>Bono Conoce Tu Empres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8.8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8.8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BONO CONTRAT</text:p>
          </table:table-cell>
          <table:table-cell office:value-type="string">
            <text:p>Bono Contratació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9.02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9.02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BONO CTA PL</text:p>
          </table:table-cell>
          <table:table-cell office:value-type="string">
            <text:p>Bono Cuenta Platinum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9.16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9.16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BONO ESP VES</text:p>
          </table:table-cell>
          <table:table-cell office:value-type="string">
            <text:p>Bono Especial Vespertin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9.3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9.31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BONO EXTEN</text:p>
          </table:table-cell>
          <table:table-cell office:value-type="string">
            <text:p>Bono Horario Extendi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9.50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9.50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BONO EXTR PV</text:p>
          </table:table-cell>
          <table:table-cell office:value-type="string">
            <text:p>Bono Extraordinario PV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9.6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9.65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BONO FFH</text:p>
          </table:table-cell>
          <table:table-cell office:value-type="string">
            <text:p>Bonos Referid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9.7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9.7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BONO FIJO</text:p>
          </table:table-cell>
          <table:table-cell office:value-type="string">
            <text:p>Bono Fij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9.8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9.8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BONO FLEX</text:p>
          </table:table-cell>
          <table:table-cell office:value-type="string">
            <text:p>Bono Flexib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49.9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49.9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BONO FRAUD</text:p>
          </table:table-cell>
          <table:table-cell office:value-type="string">
            <text:p>Bono Compensació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0.0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0.05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BONO FXO</text:p>
          </table:table-cell>
          <table:table-cell office:value-type="string">
            <text:p>Bono Linea FX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0.2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0.27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BONO IGP-3D</text:p>
          </table:table-cell>
          <table:table-cell office:value-type="string">
            <text:p>Bono IGP-3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0.39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0.39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BONO N</text:p>
          </table:table-cell>
          <table:table-cell office:value-type="string">
            <text:p>Bono 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0.49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0.49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BONO NOCT 01</text:p>
          </table:table-cell>
          <table:table-cell office:value-type="string">
            <text:p>Bono Nocturno 0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0.6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0.61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BONO NOCT 02</text:p>
          </table:table-cell>
          <table:table-cell office:value-type="string">
            <text:p>Bono Nocturno 0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0.70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0.70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BONO NOCT 03</text:p>
          </table:table-cell>
          <table:table-cell office:value-type="string">
            <text:p>Bono Nocturno 0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0.8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0.80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ONO NOCT 04</text:p>
          </table:table-cell>
          <table:table-cell office:value-type="string">
            <text:p>Bono Nocturno 0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0.91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0.91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BONO NOCT 10</text:p>
          </table:table-cell>
          <table:table-cell office:value-type="string">
            <text:p>Bono Nocturno 1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1.07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1.07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BONO NOCT 11</text:p>
          </table:table-cell>
          <table:table-cell office:value-type="string">
            <text:p>Bono Nocturno 1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1.16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1.16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BONO NOCT 8</text:p>
          </table:table-cell>
          <table:table-cell office:value-type="string">
            <text:p>Bono Nocturno 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1.2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1.25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BONO NOCT 9</text:p>
          </table:table-cell>
          <table:table-cell office:value-type="string">
            <text:p>Bono Nocturno 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1.3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1.3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BONO PER ANT</text:p>
          </table:table-cell>
          <table:table-cell office:value-type="string">
            <text:p>Bono Performance Periodo An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1.43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1.43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BONO PRODUC</text:p>
          </table:table-cell>
          <table:table-cell office:value-type="string">
            <text:p>Bono de productivida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2.38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2.38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BONO RAF</text:p>
          </table:table-cell>
          <table:table-cell office:value-type="string">
            <text:p>Bono RAF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2.5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2.56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BONO REC IGP</text:p>
          </table:table-cell>
          <table:table-cell office:value-type="string">
            <text:p>Bono IGP-3D (reclamación)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2.7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2.7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BONO RELO</text:p>
          </table:table-cell>
          <table:table-cell office:value-type="string">
            <text:p>Bono por Compañí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2.8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2.87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BONO RENTA</text:p>
          </table:table-cell>
          <table:table-cell office:value-type="string">
            <text:p>Bono Ayuda Rent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3.00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3.00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BONO RESULT</text:p>
          </table:table-cell>
          <table:table-cell office:value-type="string">
            <text:p>Bono por Resulta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3.1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3.1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BONO RET SDO</text:p>
          </table:table-cell>
          <table:table-cell office:value-type="string">
            <text:p>Bono Ret S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3.20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3.20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BONO RETEN</text:p>
          </table:table-cell>
          <table:table-cell office:value-type="string">
            <text:p>Bono de Retenció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3.3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3.30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BONO SENIOR</text:p>
          </table:table-cell>
          <table:table-cell office:value-type="string">
            <text:p>Bono Seni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3.4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3.41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BONO TRANS</text:p>
          </table:table-cell>
          <table:table-cell office:value-type="string">
            <text:p>Bono Apoyo Transport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3.52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3.52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BONO VARIOS</text:p>
          </table:table-cell>
          <table:table-cell office:value-type="string">
            <text:p>Bono Vari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3.68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3.68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BONO VIATICO</text:p>
          </table:table-cell>
          <table:table-cell office:value-type="string">
            <text:p>Bono Viatic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3.8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3.81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CESANTIA</text:p>
          </table:table-cell>
          <table:table-cell office:value-type="string">
            <text:p>Cesanti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3.9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3.9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ESANTÍA RD</text:p>
          </table:table-cell>
          <table:table-cell office:value-type="string">
            <text:p>Cesantí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4.07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4.07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COM RV</text:p>
          </table:table-cell>
          <table:table-cell office:value-type="string">
            <text:p>Complemento Compensacion Econ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4.23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4.23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COMAGUI</text:p>
          </table:table-cell>
          <table:table-cell office:value-type="string">
            <text:p>Complemento de Aguinal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4.32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4.32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COMISION VTA</text:p>
          </table:table-cell>
          <table:table-cell office:value-type="string">
            <text:p>Comisión de Venta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4.41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4.41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COMISIONES</text:p>
          </table:table-cell>
          <table:table-cell office:value-type="string">
            <text:p>Comision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4.5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4.5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COMM REWARD</text:p>
          </table:table-cell>
          <table:table-cell office:value-type="string">
            <text:p>Commitment Rewar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4.6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4.65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COMMAT</text:p>
          </table:table-cell>
          <table:table-cell office:value-type="string">
            <text:p>Complemento de Maternida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4.7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4.7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COMP ADMVO</text:p>
          </table:table-cell>
          <table:table-cell office:value-type="string">
            <text:p>Complemento Administrativ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4.87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4.87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COMP EXTCONV</text:p>
          </table:table-cell>
          <table:table-cell office:value-type="string">
            <text:p>Compensación Extraord Conveni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5.0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5.02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OMP ISR</text:p>
          </table:table-cell>
          <table:table-cell office:value-type="string">
            <text:p>Compensación IS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5.11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5.11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OMP SALARIO</text:p>
          </table:table-cell>
          <table:table-cell office:value-type="string">
            <text:p>Complemento de Salari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5.2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5.20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COMPEN EXTRA</text:p>
          </table:table-cell>
          <table:table-cell office:value-type="string">
            <text:p>Compensaciones Extr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5.3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5.30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COMPEN NOINT</text:p>
          </table:table-cell>
          <table:table-cell office:value-type="string">
            <text:p>Compensación No Integrab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5.38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5.38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CUOTA IMSS P</text:p>
          </table:table-cell>
          <table:table-cell office:value-type="string">
            <text:p>Cuotas IMSS Pagadas p/Patró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5.47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5.47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CYV PAT</text:p>
          </table:table-cell>
          <table:table-cell office:value-type="string">
            <text:p>Cesantía y Vejez Patró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5.59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5.59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DEDU CANDADO</text:p>
          </table:table-cell>
          <table:table-cell office:value-type="string">
            <text:p>Deducciones Canda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5.7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5.7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DEF MAT NAC</text:p>
          </table:table-cell>
          <table:table-cell office:value-type="string">
            <text:p>Permiso con goc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5.8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5.81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DEF/MAT/NAC</text:p>
          </table:table-cell>
          <table:table-cell office:value-type="string">
            <text:p>Permiso con goce Staff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5.89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5.89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DES TR DI EX</text:p>
          </table:table-cell>
          <table:table-cell office:value-type="string">
            <text:p>Descanso Trabajado Exent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6.0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6.02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DES TR DI GR</text:p>
          </table:table-cell>
          <table:table-cell office:value-type="string">
            <text:p>Descanso Trabajado Grava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6.19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6.19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DEV FONACOT</text:p>
          </table:table-cell>
          <table:table-cell office:value-type="string">
            <text:p>Devolucion Fonaco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6.28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6.28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DIA CONT STA</text:p>
          </table:table-cell>
          <table:table-cell office:value-type="string">
            <text:p>Día Contingencia por Le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6.39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6.39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DIA CONT TRA</text:p>
          </table:table-cell>
          <table:table-cell office:value-type="string">
            <text:p>Día Contingencia Trabaja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6.5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6.5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DIAS PER ANT</text:p>
          </table:table-cell>
          <table:table-cell office:value-type="string">
            <text:p>Día Faltante Cat. Ant. Staff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6.6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6.65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DIF VACAC</text:p>
          </table:table-cell>
          <table:table-cell office:value-type="string">
            <text:p>Diferencia por Vacacion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6.7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6.76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FDO AHO C RE</text:p>
          </table:table-cell>
          <table:table-cell office:value-type="string">
            <text:p>Fondo Ahorro Patrón Repart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6.8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6.87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FDO AHO E RE</text:p>
          </table:table-cell>
          <table:table-cell office:value-type="string">
            <text:p>Fondo Ahorro Emplado Repart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7.0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7.02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FDO AHO INCO</text:p>
          </table:table-cell>
          <table:table-cell office:value-type="string">
            <text:p>Fdo Interes Compañi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7.1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7.1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FDO AHO INEM</text:p>
          </table:table-cell>
          <table:table-cell office:value-type="string">
            <text:p>Fdo Aho Interes Emplea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7.33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7.33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FDO AHO PRCO</text:p>
          </table:table-cell>
          <table:table-cell office:value-type="string">
            <text:p>Prestamo Compañi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7.42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7.42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FDO AHO PREM</text:p>
          </table:table-cell>
          <table:table-cell office:value-type="string">
            <text:p>Prestamo Emplea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7.6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7.66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FDO AHOR CIA</text:p>
          </table:table-cell>
          <table:table-cell office:value-type="string">
            <text:p>Fondo Ahorro Patró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7.79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7.79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FER LEY STAF</text:p>
          </table:table-cell>
          <table:table-cell office:value-type="string">
            <text:p>Feriado por Ley Staff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7.89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7.89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FER POR LEY</text:p>
          </table:table-cell>
          <table:table-cell office:value-type="string">
            <text:p>Feriado por Le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8.0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8.00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FER STAFF</text:p>
          </table:table-cell>
          <table:table-cell office:value-type="string">
            <text:p>Feriado Trabajado Staff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8.15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8.15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FES TR DI EX</text:p>
          </table:table-cell>
          <table:table-cell office:value-type="string">
            <text:p>Festivo Trabajado Exent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8.3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8.3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FES TR DI GR</text:p>
          </table:table-cell>
          <table:table-cell office:value-type="string">
            <text:p>Festivo Trabajado Grava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8.43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8.43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FESTIVO TRAB</text:p>
          </table:table-cell>
          <table:table-cell office:value-type="string">
            <text:p>Festivo Trabaja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8.50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8.50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GRAT ESP DEF</text:p>
          </table:table-cell>
          <table:table-cell office:value-type="string">
            <text:p>Gratificación Esp Defunció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8.58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8.58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HE DIU DES</text:p>
          </table:table-cell>
          <table:table-cell office:value-type="string">
            <text:p>Hra Ext Diurna Descans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8.6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8.67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HE DIU DES A</text:p>
          </table:table-cell>
          <table:table-cell office:value-type="string">
            <text:p>Hra Ext Diurna Descanso Per A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8.75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8.75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HE DIU FES</text:p>
          </table:table-cell>
          <table:table-cell office:value-type="string">
            <text:p>Hra Ext Diurna Festiv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8.8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8.8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HE DIU FES A</text:p>
          </table:table-cell>
          <table:table-cell office:value-type="string">
            <text:p>Hra Ext Diurna Festivo Per An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8.9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8.95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HE DIU NOR</text:p>
          </table:table-cell>
          <table:table-cell office:value-type="string">
            <text:p>Hra Ext Diurna Norma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9.05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9.05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HE DIU NOR A</text:p>
          </table:table-cell>
          <table:table-cell office:value-type="string">
            <text:p>Hra Ext Diurna Normal Per An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9.1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9.15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HE NOC DES</text:p>
          </table:table-cell>
          <table:table-cell office:value-type="string">
            <text:p>Hra Ext Nocturna Descans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9.2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9.2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HE NOC DES A</text:p>
          </table:table-cell>
          <table:table-cell office:value-type="string">
            <text:p>Hra Ext Nocturna Desc Per An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9.33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9.33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HE NOC FES</text:p>
          </table:table-cell>
          <table:table-cell office:value-type="string">
            <text:p>Hra Ext Nocturna Festiv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9.4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9.42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HE NOC FES A</text:p>
          </table:table-cell>
          <table:table-cell office:value-type="string">
            <text:p>Hra Ext Nocturna Fest Per An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9.5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9.55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HE NOC NOR</text:p>
          </table:table-cell>
          <table:table-cell office:value-type="string">
            <text:p>Hra Ext Nocturna Norma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9.63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9.63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HE NOC NOR A</text:p>
          </table:table-cell>
          <table:table-cell office:value-type="string">
            <text:p>Hra Ext Nocturna Normal Per A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9.73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9.73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HORAS AL 100</text:p>
          </table:table-cell>
          <table:table-cell office:value-type="string">
            <text:p>Horas Extras al 100%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9.83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9.83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HORAS AL 35%</text:p>
          </table:table-cell>
          <table:table-cell office:value-type="string">
            <text:p>Horas Extras Al 35%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6:59.94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6:59.94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HORAS EXTRAS</text:p>
          </table:table-cell>
          <table:table-cell office:value-type="string">
            <text:p>Horas Extra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0.05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0.05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HR 100% STAF</text:p>
          </table:table-cell>
          <table:table-cell office:value-type="string">
            <text:p>Horas Extras al 100% Staff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0.2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0.2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HR 35% STAFF</text:p>
          </table:table-cell>
          <table:table-cell office:value-type="string">
            <text:p>Horas Extras al 35% Staff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0.30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0.30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HR CAT ANT</text:p>
          </table:table-cell>
          <table:table-cell office:value-type="string">
            <text:p>15% Nocturno (reclamación)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0.38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0.38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HR DIA DESC</text:p>
          </table:table-cell>
          <table:table-cell office:value-type="string">
            <text:p>Horas en día de descans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0.48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0.48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HRS CONT AGE</text:p>
          </table:table-cell>
          <table:table-cell office:value-type="string">
            <text:p>Horas Contingencia por Le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0.6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0.60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HRS CONT EXT</text:p>
          </table:table-cell>
          <table:table-cell office:value-type="string">
            <text:p>Contingencia trabajado extr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0.70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0.70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HRS CONT TRA</text:p>
          </table:table-cell>
          <table:table-cell office:value-type="string">
            <text:p>Horas Contingencia Trabaja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0.8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0.80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HRS DIA LIB</text:p>
          </table:table-cell>
          <table:table-cell office:value-type="string">
            <text:p>Horas Día Libr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0.9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0.9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HRS DOBLES</text:p>
          </table:table-cell>
          <table:table-cell office:value-type="string">
            <text:p>Horas Dobl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1.13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1.13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HRS EXT PA</text:p>
          </table:table-cell>
          <table:table-cell office:value-type="string">
            <text:p>Horas Extras Periodo Anteri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1.24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1.24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HRS EXTRAS</text:p>
          </table:table-cell>
          <table:table-cell office:value-type="string">
            <text:p>Horas Extra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1.33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1.33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HRS FALT ANT</text:p>
          </table:table-cell>
          <table:table-cell office:value-type="string">
            <text:p>Horas Faltantes (reclamación)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1.44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1.44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HRS FEST EXT</text:p>
          </table:table-cell>
          <table:table-cell office:value-type="string">
            <text:p>Feriado trabajado extr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1.53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1.53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HRS FESTIVO</text:p>
          </table:table-cell>
          <table:table-cell office:value-type="string">
            <text:p>Feriado Trabaja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1.6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1.6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HRS LIB EXT</text:p>
          </table:table-cell>
          <table:table-cell office:value-type="string">
            <text:p>Horas Día Libre Extr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1.7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1.7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HRS NOCTURNA</text:p>
          </table:table-cell>
          <table:table-cell office:value-type="string">
            <text:p>Horas nocturnas 15%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1.9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1.95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HRS TRIPLES</text:p>
          </table:table-cell>
          <table:table-cell office:value-type="string">
            <text:p>Horas Tripl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2.2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2.25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IMPUESTO EST</text:p>
          </table:table-cell>
          <table:table-cell office:value-type="string">
            <text:p>Impuesto Nómina Estata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2.3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2.36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INDEMNIZACIO</text:p>
          </table:table-cell>
          <table:table-cell office:value-type="string">
            <text:p>Indemnizació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2.46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2.46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string">
            <text:p>INFONAVI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2.67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2.67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ISN</text:p>
          </table:table-cell>
          <table:table-cell office:value-type="string">
            <text:p>Impuesto Estatal Exencion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2.8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2.80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ISR A FAVOR</text:p>
          </table:table-cell>
          <table:table-cell office:value-type="string">
            <text:p>ISR a Fav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3.0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3.02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LIC MATERN</text:p>
          </table:table-cell>
          <table:table-cell office:value-type="string">
            <text:p>Licencia Maternida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3.1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3.17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NOCT HRS</text:p>
          </table:table-cell>
          <table:table-cell office:value-type="string">
            <text:p>15% Nocturn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3.33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3.33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NOCT PA</text:p>
          </table:table-cell>
          <table:table-cell office:value-type="string">
            <text:p>Nocturnidad Periodo Anteri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3.4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3.47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NOCTURNIDAD</text:p>
          </table:table-cell>
          <table:table-cell office:value-type="string">
            <text:p>Nocturnida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3.64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3.64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OTROS INGRES</text:p>
          </table:table-cell>
          <table:table-cell office:value-type="string">
            <text:p>Otros Ingres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3.7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3.75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PAGO DED IMP</text:p>
          </table:table-cell>
          <table:table-cell office:value-type="string">
            <text:p>Pago por deducción improceden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3.8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3.87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PERM C/GOCE</text:p>
          </table:table-cell>
          <table:table-cell office:value-type="string">
            <text:p>Permiso con goc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3.99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3.99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PRE SUB BECA</text:p>
          </table:table-cell>
          <table:table-cell office:value-type="string">
            <text:p>Préstamo Subsidio Bécat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4.14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4.14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PREAVISO</text:p>
          </table:table-cell>
          <table:table-cell office:value-type="string">
            <text:p>Preaviso de baj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4.3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4.37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PRE-AVISO</text:p>
          </table:table-cell>
          <table:table-cell office:value-type="string">
            <text:p>Pre-Aviso*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4.4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4.47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PREM ASI ANT</text:p>
          </table:table-cell>
          <table:table-cell office:value-type="string">
            <text:p>Premio Asistencia Anteri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4.5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4.57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PREM PUN ANT</text:p>
          </table:table-cell>
          <table:table-cell office:value-type="string">
            <text:p>Premio Puntualidad Anteri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4.69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4.69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PREMIO</text:p>
          </table:table-cell>
          <table:table-cell office:value-type="string">
            <text:p>Premio por Compañi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4.89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4.89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PRIMA ANTIG</text:p>
          </table:table-cell>
          <table:table-cell office:value-type="string">
            <text:p>Prima Antigüeda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5.1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5.15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PRIMA DOM EX</text:p>
          </table:table-cell>
          <table:table-cell office:value-type="string">
            <text:p>Prima Dominical Exent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5.3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5.30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PRIMA DOM GR</text:p>
          </table:table-cell>
          <table:table-cell office:value-type="string">
            <text:p>Prima Dominical Gravab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5.4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5.47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RIMA VAC EX</text:p>
          </table:table-cell>
          <table:table-cell office:value-type="string">
            <text:p>Prima Vacacional Exent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5.6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5.60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RIMA VAC GR</text:p>
          </table:table-cell>
          <table:table-cell office:value-type="string">
            <text:p>Prima Vacacional Gravab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5.7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5.72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PTU EXENTO</text:p>
          </table:table-cell>
          <table:table-cell office:value-type="string">
            <text:p>PTU Exent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5.83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5.83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TU GRAVADO</text:p>
          </table:table-cell>
          <table:table-cell office:value-type="string">
            <text:p>PTU Gravab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6.3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6.35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REC HRS 35%</text:p>
          </table:table-cell>
          <table:table-cell office:value-type="string">
            <text:p>Horas extras 35% (reclamación)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6.51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6.51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REEM ENF COM</text:p>
          </table:table-cell>
          <table:table-cell office:value-type="string">
            <text:p>Reembolso por Enfermedad Comú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6.63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6.63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REEM GAS ED</text:p>
          </table:table-cell>
          <table:table-cell office:value-type="string">
            <text:p>Reembolso Gastos Educativos TP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6.7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6.7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REEM VARIOS</text:p>
          </table:table-cell>
          <table:table-cell office:value-type="string">
            <text:p>Reembolso Vari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6.8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6.86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REEMBOL ISR</text:p>
          </table:table-cell>
          <table:table-cell office:value-type="string">
            <text:p>Reembolso IS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7.0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7.02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REG PASCUAL</text:p>
          </table:table-cell>
          <table:table-cell office:value-type="string">
            <text:p>Regalía Pascua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7.13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7.13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REIN INCA PA</text:p>
          </table:table-cell>
          <table:table-cell office:value-type="string">
            <text:p>Reintegro Incapacidad Perio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7.27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7.27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REINT CUO BC</text:p>
          </table:table-cell>
          <table:table-cell office:value-type="string">
            <text:p>Reintegro Cuota Banc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7.45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7.45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REINT DP7</text:p>
          </table:table-cell>
          <table:table-cell office:value-type="string">
            <text:p>Reintegro DP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7.8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7.8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REINT GAFETE</text:p>
          </table:table-cell>
          <table:table-cell office:value-type="string">
            <text:p>Reintegro Gafet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8.22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8.22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REINT PSGS</text:p>
          </table:table-cell>
          <table:table-cell office:value-type="string">
            <text:p>Reintegro Perm sin Goce Sl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8.42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8.42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REINT TACCES</text:p>
          </table:table-cell>
          <table:table-cell office:value-type="string">
            <text:p>Reintegro Tarjeta de Acces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8.74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8.74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REINTEG ISR</text:p>
          </table:table-cell>
          <table:table-cell office:value-type="string">
            <text:p>Reintegro IS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8.9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8.96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REINTEG VAR</text:p>
          </table:table-cell>
          <table:table-cell office:value-type="string">
            <text:p>Reintegros Vari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9.2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9.2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REPOSICION</text:p>
          </table:table-cell>
          <table:table-cell office:value-type="string">
            <text:p>Reposicio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9.6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9.67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RETIRO VOLUN</text:p>
          </table:table-cell>
          <table:table-cell office:value-type="string">
            <text:p>Compensación Económic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09.95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09.95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RETRO SALAR</text:p>
          </table:table-cell>
          <table:table-cell office:value-type="string">
            <text:p>Retroactivo Salaria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0.3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0.32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SALARIO PEND</text:p>
          </table:table-cell>
          <table:table-cell office:value-type="string">
            <text:p>Salario Pendiente p/Finiquit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0.4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0.47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SAR</text:p>
          </table:table-cell>
          <table:table-cell office:value-type="string">
            <text:p>Jubilación (SAR)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0.6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0.61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SLDO NETO</text:p>
          </table:table-cell>
          <table:table-cell office:value-type="string">
            <text:p>Sueldo por Cuenta Inactiv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0.77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0.77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SUB ENF 100P</text:p>
          </table:table-cell>
          <table:table-cell office:value-type="string">
            <text:p>Subsidio Enfr General 100 Pc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0.9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0.95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SUB ENF 40P</text:p>
          </table:table-cell>
          <table:table-cell office:value-type="string">
            <text:p>Subsidio Enfr General 40 Pc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1.1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1.16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SUB MATERN</text:p>
          </table:table-cell>
          <table:table-cell office:value-type="string">
            <text:p>Subsidio Incap Maternida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1.2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1.27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SUB1 INCAP B</text:p>
          </table:table-cell>
          <table:table-cell office:value-type="string">
            <text:p>Subsidio Incapacidad B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1.3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1.37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SUB3 INCA A2</text:p>
          </table:table-cell>
          <table:table-cell office:value-type="string">
            <text:p>Subsidio Incapacidad 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1.48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1.48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SUB3 INCAP A</text:p>
          </table:table-cell>
          <table:table-cell office:value-type="string">
            <text:p>Subsidio Incapacidad 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1.73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1.73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SUELDO</text:p>
          </table:table-cell>
          <table:table-cell office:value-type="string">
            <text:p>Suel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1.8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1.86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SUELDO FINIQ</text:p>
          </table:table-cell>
          <table:table-cell office:value-type="string">
            <text:p>Sueldo Finiquit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2.02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2.02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SUELDO ORD</text:p>
          </table:table-cell>
          <table:table-cell office:value-type="string">
            <text:p>Suel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2.2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2.2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SUELDO PANT</text:p>
          </table:table-cell>
          <table:table-cell office:value-type="string">
            <text:p>Sueldo Periodo Anteri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2.4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2.40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SUELDO RETRO</text:p>
          </table:table-cell>
          <table:table-cell office:value-type="string">
            <text:p>Sueldo Retroactiv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2.5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2.50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SUELDO VACAC</text:p>
          </table:table-cell>
          <table:table-cell office:value-type="string">
            <text:p>sueldo Vacacion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2.59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2.59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SUELDO.</text:p>
          </table:table-cell>
          <table:table-cell office:value-type="string">
            <text:p>Sueldo.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2.69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2.69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T EXTRA EXEN</text:p>
          </table:table-cell>
          <table:table-cell office:value-type="string">
            <text:p>Tiempo Extra Exent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2.8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2.80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T EXTRA GRAV</text:p>
          </table:table-cell>
          <table:table-cell office:value-type="string">
            <text:p>Tiempo Extra Gravab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2.93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2.93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TRIPLE CESAN</text:p>
          </table:table-cell>
          <table:table-cell office:value-type="string">
            <text:p>Triple Cesanti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3.18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3.18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VAC DISFRUT</text:p>
          </table:table-cell>
          <table:table-cell office:value-type="string">
            <text:p>Vacacion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3.28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3.28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VAC DISFRUT.</text:p>
          </table:table-cell>
          <table:table-cell office:value-type="string">
            <text:p>Vacaciones.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3.40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3.40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VAC PAGADAS</text:p>
          </table:table-cell>
          <table:table-cell office:value-type="string">
            <text:p>Vacaciones Remunerada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3.53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3.53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VAC PROP ANV</text:p>
          </table:table-cell>
          <table:table-cell office:value-type="string">
            <text:p>Vacacn Proporc Antigüeda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3.6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3.6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VACA FINI</text:p>
          </table:table-cell>
          <table:table-cell office:value-type="string">
            <text:p>Vacaciones Finiquit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3.7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3.77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VACAC ANTIG</text:p>
          </table:table-cell>
          <table:table-cell office:value-type="string">
            <text:p>Vacaciones Antiguedad 5 añ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3.8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3.87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VACACION</text:p>
          </table:table-cell>
          <table:table-cell office:value-type="string">
            <text:p>30% Vacacio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3.98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3.98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VACACIONES</text:p>
          </table:table-cell>
          <table:table-cell office:value-type="string">
            <text:p>Días Vacació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4.22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4.22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VALES DESP</text:p>
          </table:table-cell>
          <table:table-cell office:value-type="string">
            <text:p>Vales Despens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4.44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4.44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ACAD EURO</text:p>
          </table:table-cell>
          <table:table-cell office:value-type="string">
            <text:p>Academia Europe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4.6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4.6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ACTIVIDAD RH</text:p>
          </table:table-cell>
          <table:table-cell office:value-type="string">
            <text:p>Actividad de R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4.72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4.72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ADELANTO SAL</text:p>
          </table:table-cell>
          <table:table-cell office:value-type="string">
            <text:p>Adelanto de Salaria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4.8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4.82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AFP CONFIA</text:p>
          </table:table-cell>
          <table:table-cell office:value-type="string">
            <text:p>AFP Confí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4.91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4.91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AFP CONFIA J</text:p>
          </table:table-cell>
          <table:table-cell office:value-type="string">
            <text:p>AFP Confía Jubila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5.0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5.0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AFP CRECER</text:p>
          </table:table-cell>
          <table:table-cell office:value-type="string">
            <text:p>AFP Crec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5.1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5.15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AFP CRECER J</text:p>
          </table:table-cell>
          <table:table-cell office:value-type="string">
            <text:p>AFP Crecer Jubila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5.2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5.2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AFP EMP DCA</text:p>
          </table:table-cell>
          <table:table-cell office:value-type="string">
            <text:p>Desc. Cat. Ant. AFP Emplea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5.3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5.35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AFP EMPLEADO</text:p>
          </table:table-cell>
          <table:table-cell office:value-type="string">
            <text:p>AFP Emplea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5.52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5.52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AHORRO PLAZO</text:p>
          </table:table-cell>
          <table:table-cell office:value-type="string">
            <text:p>Ahorro plaz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5.6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5.6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AHORRO VISTA</text:p>
          </table:table-cell>
          <table:table-cell office:value-type="string">
            <text:p>Ahorro vist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5.7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5.7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AJTE CAMB SA</text:p>
          </table:table-cell>
          <table:table-cell office:value-type="string">
            <text:p>Ajuste Cambio salaria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5.8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5.85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ANT DIVERSOS</text:p>
          </table:table-cell>
          <table:table-cell office:value-type="string">
            <text:p>Anticipos Divers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5.9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5.95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AP VOL AFORE</text:p>
          </table:table-cell>
          <table:table-cell office:value-type="string">
            <text:p>Aportacion Voluntaria Afor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6.0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6.07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number-columns-repeated="2" office:value-type="string">
            <text:p>ASETELP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6.2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6.27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ASETELPE CRE</text:p>
          </table:table-cell>
          <table:table-cell office:value-type="string">
            <text:p>ASETELPE Crédit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6.3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6.37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ASETELPE FIN</text:p>
          </table:table-cell>
          <table:table-cell office:value-type="string">
            <text:p>ASETELPE Finiquitos Descuent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6.46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6.46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ASETELPE NAV</text:p>
          </table:table-cell>
          <table:table-cell office:value-type="string">
            <text:p>ASETELPE Ahorro Navideñ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6.5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6.56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ASETELPE VER</text:p>
          </table:table-cell>
          <table:table-cell office:value-type="string">
            <text:p>ASETELPE Ahorro Veran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6.76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6.76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AUSENCI VAC</text:p>
          </table:table-cell>
          <table:table-cell office:value-type="string">
            <text:p>Ausencia por Vacacion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6.94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6.94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BANC IZALQ T</text:p>
          </table:table-cell>
          <table:table-cell office:value-type="string">
            <text:p>Banco Izalqueñ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7.13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7.13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BANCO AGRICO</text:p>
          </table:table-cell>
          <table:table-cell office:value-type="string">
            <text:p>Banco Agricol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7.26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7.26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BANCO AZUL</text:p>
          </table:table-cell>
          <table:table-cell office:value-type="string">
            <text:p>Banco Azu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7.39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7.39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BANCO CITI</text:p>
          </table:table-cell>
          <table:table-cell office:value-type="string">
            <text:p>Banco Citi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7.50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7.50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BANCO TR SAL</text:p>
          </table:table-cell>
          <table:table-cell office:value-type="string">
            <text:p>BT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7.6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7.60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BANCOFIT</text:p>
          </table:table-cell>
          <table:table-cell office:value-type="string">
            <text:p>Bancofi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7.69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7.69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BANTPYM</text:p>
          </table:table-cell>
          <table:table-cell office:value-type="string">
            <text:p>Bantpym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7.79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7.79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BCO AME CENT</text:p>
          </table:table-cell>
          <table:table-cell office:value-type="string">
            <text:p>BAC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7.89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7.89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BODY SHOP S</text:p>
          </table:table-cell>
          <table:table-cell office:value-type="string">
            <text:p>Gym Body Shop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8.0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8.0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CA CRED SOY</text:p>
          </table:table-cell>
          <table:table-cell office:value-type="string">
            <text:p>CCSo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8.2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8.21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CAFETERIA</text:p>
          </table:table-cell>
          <table:table-cell office:value-type="string">
            <text:p>Descuento Cafeteri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8.3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8.37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CAJA CHICA</text:p>
          </table:table-cell>
          <table:table-cell office:value-type="string">
            <text:p>Caja Chic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8.49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8.49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CAMETRO</text:p>
          </table:table-cell>
          <table:table-cell office:value-type="string">
            <text:p>Cametr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8.59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8.59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CAMISAS TP</text:p>
          </table:table-cell>
          <table:table-cell office:value-type="string">
            <text:p>Camisas TP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8.6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8.67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CARNET IDENT</text:p>
          </table:table-cell>
          <table:table-cell office:value-type="string">
            <text:p>Carnet de Identida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8.7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8.77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CARRERA TP</text:p>
          </table:table-cell>
          <table:table-cell office:value-type="string">
            <text:p>Carrera TP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8.88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8.88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CELULAR</text:p>
          </table:table-cell>
          <table:table-cell office:value-type="string">
            <text:p>Celula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9.0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9.02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COMEDOR</text:p>
          </table:table-cell>
          <table:table-cell office:value-type="string">
            <text:p>Comed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9.1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9.11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COMEDOR CUU</text:p>
          </table:table-cell>
          <table:table-cell office:value-type="string">
            <text:p>Comedor CU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9.2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9.2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COMEDOR CVO</text:p>
          </table:table-cell>
          <table:table-cell office:value-type="string">
            <text:p>Comedor Cuerv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9.3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9.3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COMEDOR TOL</text:p>
          </table:table-cell>
          <table:table-cell office:value-type="string">
            <text:p>Comedor Toluc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9.43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9.43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COMEDOR TP1</text:p>
          </table:table-cell>
          <table:table-cell office:value-type="string">
            <text:p>Comedor TP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9.53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9.53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COMEDOR TP2</text:p>
          </table:table-cell>
          <table:table-cell office:value-type="string">
            <text:p>Comedor TP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9.6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9.6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COMEDOR TP4</text:p>
          </table:table-cell>
          <table:table-cell office:value-type="string">
            <text:p>Comedor TP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9.7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9.7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COMEDOR TPDO</text:p>
          </table:table-cell>
          <table:table-cell office:value-type="string">
            <text:p>Comedor TP Doméstic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9.82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9.82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COOP AHORROS</text:p>
          </table:table-cell>
          <table:table-cell office:value-type="string">
            <text:p>Ahorr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19.99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19.99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COOP APORTE</text:p>
          </table:table-cell>
          <table:table-cell office:value-type="string">
            <text:p>Aportacion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0.12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0.12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COOP EMERG</text:p>
          </table:table-cell>
          <table:table-cell office:value-type="string">
            <text:p>Emergenci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0.3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0.32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COOP INGRESO</text:p>
          </table:table-cell>
          <table:table-cell office:value-type="string">
            <text:p>Cuota de Ingres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0.4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0.45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COOP PREST</text:p>
          </table:table-cell>
          <table:table-cell office:value-type="string">
            <text:p>Prestam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0.58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0.58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COOP PRESTN2</text:p>
          </table:table-cell>
          <table:table-cell office:value-type="string">
            <text:p>Prestamo Normal 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0.73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0.73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COOP PRESTN3</text:p>
          </table:table-cell>
          <table:table-cell office:value-type="string">
            <text:p>Prestamos Normal 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0.8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0.8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COOP SERVIC</text:p>
          </table:table-cell>
          <table:table-cell office:value-type="string">
            <text:p>Servici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1.0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1.05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COOPEALIANZA</text:p>
          </table:table-cell>
          <table:table-cell office:value-type="string">
            <text:p>Coopealianz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1.19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1.19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CRED INFON S</text:p>
          </table:table-cell>
          <table:table-cell office:value-type="string">
            <text:p>Crédito INFONAVIT y Seguro Viv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1.3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1.3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CREDICOMER</text:p>
          </table:table-cell>
          <table:table-cell office:value-type="string">
            <text:p>Credicom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1.43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1.43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CUOTA IMSS E</text:p>
          </table:table-cell>
          <table:table-cell office:value-type="string">
            <text:p>Cuotas IMSS Pagadas p/Emp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1.53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1.53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CURSO INGLES</text:p>
          </table:table-cell>
          <table:table-cell office:value-type="string">
            <text:p>Curso de Ingl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1.8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1.80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CURSO PREPA</text:p>
          </table:table-cell>
          <table:table-cell office:value-type="string">
            <text:p>Descuento Curso Preparatori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1.9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1.95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CYV EMP</text:p>
          </table:table-cell>
          <table:table-cell office:value-type="string">
            <text:p>Cesantía y Vejez Emp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2.26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2.26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DAVIVIENDA</text:p>
          </table:table-cell>
          <table:table-cell office:value-type="string">
            <text:p>Davivienda Salvadoreñ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2.5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2.5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DED ORDJUDIC</text:p>
          </table:table-cell>
          <table:table-cell office:value-type="string">
            <text:p>Deducción por Orden Judicia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2.6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2.6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DES 30 VAC</text:p>
          </table:table-cell>
          <table:table-cell office:value-type="string">
            <text:p>Descuento 30% Vacacio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2.83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2.83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DES ASUETO</text:p>
          </table:table-cell>
          <table:table-cell office:value-type="string">
            <text:p>Descuento Asuet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2.92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2.92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DES BONO FFH</text:p>
          </table:table-cell>
          <table:table-cell office:value-type="string">
            <text:p>Descuento Bonos Referid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3.0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3.05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DES BONO PER</text:p>
          </table:table-cell>
          <table:table-cell office:value-type="string">
            <text:p>Descuento Bono Performanc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3.14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3.14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DES BONO TRA</text:p>
          </table:table-cell>
          <table:table-cell office:value-type="string">
            <text:p>Descuento Bono Entrenamient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3.32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3.32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DES CAJA AHO</text:p>
          </table:table-cell>
          <table:table-cell office:value-type="string">
            <text:p>Descuentos de Caja de Ahorr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3.4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3.45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DES DER ADQ</text:p>
          </table:table-cell>
          <table:table-cell office:value-type="string">
            <text:p>Descuentos Derechos Adquirid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3.5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3.55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DES PAGO IND</text:p>
          </table:table-cell>
          <table:table-cell office:value-type="string">
            <text:p>Descuento por Pago Indebi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3.66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3.66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DES RV</text:p>
          </table:table-cell>
          <table:table-cell office:value-type="string">
            <text:p>Descuento Compensacion Economi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3.7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3.75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DES T-SHIRT</text:p>
          </table:table-cell>
          <table:table-cell office:value-type="string">
            <text:p>Descuento T-SHIR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3.85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3.85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DES VAC</text:p>
          </table:table-cell>
          <table:table-cell office:value-type="string">
            <text:p>Descuento Vacacio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4.0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4.0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DES VEHICULO</text:p>
          </table:table-cell>
          <table:table-cell office:value-type="string">
            <text:p>Descuento Vehícul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4.25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4.25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DESC AVA SUE</text:p>
          </table:table-cell>
          <table:table-cell office:value-type="string">
            <text:p>Descuento Salari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4.4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4.42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DESC AVA VAC</text:p>
          </table:table-cell>
          <table:table-cell office:value-type="string">
            <text:p>Desc. Avance x Vacacion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4.5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4.5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DESC BECATE</text:p>
          </table:table-cell>
          <table:table-cell office:value-type="string">
            <text:p>Descuento por subsidio Bécat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4.6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4.66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DESC CAMB SA</text:p>
          </table:table-cell>
          <table:table-cell office:value-type="string">
            <text:p>Descuento Cambio Salaria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4.76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4.76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DESC CR BIMA</text:p>
          </table:table-cell>
          <table:table-cell office:value-type="string">
            <text:p>Descuento Cred Bim Anteri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4.88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4.88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DESC HRS EXT</text:p>
          </table:table-cell>
          <table:table-cell office:value-type="string">
            <text:p>Descuento Horas Extra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5.0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5.0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DESC VARIOS</text:p>
          </table:table-cell>
          <table:table-cell office:value-type="string">
            <text:p>Descuentos vari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5.1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5.1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DIR GRAL TES</text:p>
          </table:table-cell>
          <table:table-cell office:value-type="string">
            <text:p>DG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5.24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5.24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DONACION</text:p>
          </table:table-cell>
          <table:table-cell office:value-type="string">
            <text:p>Donació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5.3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5.3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DONATIVO</text:p>
          </table:table-cell>
          <table:table-cell office:value-type="string">
            <text:p>Donativ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5.43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5.43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DONATIVO ADI</text:p>
          </table:table-cell>
          <table:table-cell office:value-type="string">
            <text:p>Donativo adiciona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5.5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5.5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DONATIVO HH</text:p>
          </table:table-cell>
          <table:table-cell office:value-type="string">
            <text:p>Donativo Huracan Harve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5.6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5.6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DP7</text:p>
          </table:table-cell>
          <table:table-cell office:value-type="string">
            <text:p>Descuento Día Septím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5.7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5.7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DP7 ANT</text:p>
          </table:table-cell>
          <table:table-cell office:value-type="string">
            <text:p>Descuento Septimo Per Anteri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5.8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5.8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EMBARGO SAL</text:p>
          </table:table-cell>
          <table:table-cell office:value-type="string">
            <text:p>Embargo Salaria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5.96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5.96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EMME</text:p>
          </table:table-cell>
          <table:table-cell office:value-type="string">
            <text:p>Préstamo EMM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6.12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6.12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FALT HRS ANT</text:p>
          </table:table-cell>
          <table:table-cell office:value-type="string">
            <text:p>Faltas en Hrs Periodo Anteri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6.3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6.3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FALT INJUSTI</text:p>
          </table:table-cell>
          <table:table-cell office:value-type="string">
            <text:p>Falta Injustificad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6.48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6.48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FALT PER ANT</text:p>
          </table:table-cell>
          <table:table-cell office:value-type="string">
            <text:p>Faltas Periodo Anteri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6.56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6.56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ALTAS</text:p>
          </table:table-cell>
          <table:table-cell office:value-type="string">
            <text:p>Falt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6.6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6.6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FALTAS ANT</text:p>
          </table:table-cell>
          <table:table-cell office:value-type="string">
            <text:p>Ausencia Anterior No Usad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6.74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6.74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FALTAS HRS</text:p>
          </table:table-cell>
          <table:table-cell office:value-type="string">
            <text:p>Faltas por Hora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6.83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6.83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FALTAS RETRO</text:p>
          </table:table-cell>
          <table:table-cell office:value-type="string">
            <text:p>Delta Ausencias No Pg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6.97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6.97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FALTAS.</text:p>
          </table:table-cell>
          <table:table-cell office:value-type="string">
            <text:p>Falta.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7.1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7.17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FDO AHOR EMP</text:p>
          </table:table-cell>
          <table:table-cell office:value-type="string">
            <text:p>Fondo Ahorro Emp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7.4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7.45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FEDECACES</text:p>
          </table:table-cell>
          <table:table-cell office:value-type="string">
            <text:p>Fedecac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7.5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7.55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FERIA SALUD</text:p>
          </table:table-cell>
          <table:table-cell office:value-type="string">
            <text:p>Feria Salu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7.63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7.63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FONACOT</text:p>
          </table:table-cell>
          <table:table-cell office:value-type="string">
            <text:p>Prestamo FONACO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7.73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7.73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number-columns-repeated="2" office:value-type="string">
            <text:p>FSV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7.83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7.83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GAFETES</text:p>
          </table:table-cell>
          <table:table-cell office:value-type="string">
            <text:p>Gafet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7.9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7.97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GOLDS GYM S</text:p>
          </table:table-cell>
          <table:table-cell office:value-type="string">
            <text:p>Golds Gym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8.2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8.20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HERBALIFE</text:p>
          </table:table-cell>
          <table:table-cell office:value-type="string">
            <text:p>Herbalif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8.4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8.40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HIPOTECARIA</text:p>
          </table:table-cell>
          <table:table-cell office:value-type="string">
            <text:p>La Hipotecari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8.5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8.52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HRS INC ENF</text:p>
          </table:table-cell>
          <table:table-cell office:value-type="string">
            <text:p>Incapacidad Enfermeda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8.64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8.64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HRS INC EPRF</text:p>
          </table:table-cell>
          <table:table-cell office:value-type="string">
            <text:p>Incapacidad enferm profesiona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8.7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8.75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HRS INC MAT</text:p>
          </table:table-cell>
          <table:table-cell office:value-type="string">
            <text:p>Incapacidad por maternida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8.91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8.91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HRS INC RT</text:p>
          </table:table-cell>
          <table:table-cell office:value-type="string">
            <text:p>Incapacidad por riesgo trabaj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9.09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9.09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HRS NO TRAB</text:p>
          </table:table-cell>
          <table:table-cell office:value-type="string">
            <text:p>Horas no trabajada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9.35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9.35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IMP ISR</text:p>
          </table:table-cell>
          <table:table-cell office:value-type="string">
            <text:p>IS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9.49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9.49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INC ENF ANT</text:p>
          </table:table-cell>
          <table:table-cell office:value-type="string">
            <text:p>Enfermedad General Anteri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9.68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9.68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INC MAT ANT</text:p>
          </table:table-cell>
          <table:table-cell office:value-type="string">
            <text:p>Permiso Maternidad - Anteri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29.80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29.80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INC PER ANT</text:p>
          </table:table-cell>
          <table:table-cell office:value-type="string">
            <text:p>Incapacidad Periodo Anteri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0.4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0.42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INC RSGO ANT</text:p>
          </table:table-cell>
          <table:table-cell office:value-type="string">
            <text:p>Incap Riesgo Trabajo - An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0.5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0.5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INC TRAY ANT</text:p>
          </table:table-cell>
          <table:table-cell office:value-type="string">
            <text:p>Riesgo en Trayecto - Anteri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0.60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0.60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INCAP ENF TR</text:p>
          </table:table-cell>
          <table:table-cell office:value-type="string">
            <text:p>Enfermedad Profesiona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0.7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0.70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INCAP ENFERM</text:p>
          </table:table-cell>
          <table:table-cell office:value-type="string">
            <text:p>Enfermedad Genera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0.79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0.79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INCAP RETRO</text:p>
          </table:table-cell>
          <table:table-cell office:value-type="string">
            <text:p>Delta Incapacidad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0.9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0.90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INCAP TRAYEC</text:p>
          </table:table-cell>
          <table:table-cell office:value-type="string">
            <text:p>Incapacidad Riesgo en Trayect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1.0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1.00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INCAPACID A2</text:p>
          </table:table-cell>
          <table:table-cell office:value-type="string">
            <text:p>Incapacidad Tipo 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1.09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1.09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INCAPACIDA A</text:p>
          </table:table-cell>
          <table:table-cell office:value-type="string">
            <text:p>Incapacidad Tipo 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1.19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1.19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INCAPACIDA B</text:p>
          </table:table-cell>
          <table:table-cell office:value-type="string">
            <text:p>Incapacidad Tipo B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1.29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1.29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INCAPACIDA C</text:p>
          </table:table-cell>
          <table:table-cell office:value-type="string">
            <text:p>Incapacidad Tipo C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1.39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1.39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number-columns-repeated="2" office:value-type="string">
            <text:p>IPSF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1.63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1.63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ISR</text:p>
          </table:table-cell>
          <table:table-cell office:value-type="string">
            <text:p>Impuest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1.8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1.8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ISR A CARGO</text:p>
          </table:table-cell>
          <table:table-cell office:value-type="string">
            <text:p>ISR a Carg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1.9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1.95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ISR NETO 95</text:p>
          </table:table-cell>
          <table:table-cell office:value-type="string">
            <text:p>ISR Neto Artículo 9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2.22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2.22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ISR NETO 96</text:p>
          </table:table-cell>
          <table:table-cell office:value-type="string">
            <text:p>ISR Neto Artículo 9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2.3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2.3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number-columns-repeated="2" office:value-type="string">
            <text:p>ISS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2.4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2.47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ISSS PENS</text:p>
          </table:table-cell>
          <table:table-cell office:value-type="string">
            <text:p>ISSS Pensiona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2.57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2.57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LA ARGENTINA</text:p>
          </table:table-cell>
          <table:table-cell office:value-type="string">
            <text:p>La Argentin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2.6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2.6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LENTES</text:p>
          </table:table-cell>
          <table:table-cell office:value-type="string">
            <text:p>Lent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2.7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2.7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IBRAS DE AM</text:p>
          </table:table-cell>
          <table:table-cell office:value-type="string">
            <text:p>Libras de Am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2.8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2.8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LIC MATERDA.</text:p>
          </table:table-cell>
          <table:table-cell office:value-type="string">
            <text:p>Licencia Maternida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2.96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2.96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LIC MATERDAD</text:p>
          </table:table-cell>
          <table:table-cell office:value-type="string">
            <text:p>Licencia Maternida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3.0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3.05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MISCELANEOS</text:p>
          </table:table-cell>
          <table:table-cell office:value-type="string">
            <text:p>Misceláne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3.13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3.13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MUE ELIZONDO</text:p>
          </table:table-cell>
          <table:table-cell office:value-type="string">
            <text:p>Muebleria Elizon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3.25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3.25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MUEB ESTAND</text:p>
          </table:table-cell>
          <table:table-cell office:value-type="string">
            <text:p>Muebleria Standar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3.4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3.40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NOCT PER ANT</text:p>
          </table:table-cell>
          <table:table-cell office:value-type="string">
            <text:p>Descuento Nocturnidad Per An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3.5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3.52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OPT SOL VIS</text:p>
          </table:table-cell>
          <table:table-cell office:value-type="string">
            <text:p>Optica Soluciones Visual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3.63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3.63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OPT VISIOM</text:p>
          </table:table-cell>
          <table:table-cell office:value-type="string">
            <text:p>Optica Visiometric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3.73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3.73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OPTICA</text:p>
          </table:table-cell>
          <table:table-cell office:value-type="string">
            <text:p>Optic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3.83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3.83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OPTICA DARL</text:p>
          </table:table-cell>
          <table:table-cell office:value-type="string">
            <text:p>Optica Darly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3.9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3.95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OTRAS DEDUC1</text:p>
          </table:table-cell>
          <table:table-cell office:value-type="string">
            <text:p>Otras Deduccion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4.0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4.0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OTRAS DEDUCC</text:p>
          </table:table-cell>
          <table:table-cell office:value-type="string">
            <text:p>Otras Deduccion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4.18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4.18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OTROS</text:p>
          </table:table-cell>
          <table:table-cell office:value-type="string">
            <text:p>Otr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4.3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4.3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PENS ALIM S</text:p>
          </table:table-cell>
          <table:table-cell office:value-type="string">
            <text:p>Pensión Alimentici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4.5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4.50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PENSION ALIM</text:p>
          </table:table-cell>
          <table:table-cell office:value-type="string">
            <text:p>Pensión Alimentici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4.6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4.60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PENSION C FI</text:p>
          </table:table-cell>
          <table:table-cell office:value-type="string">
            <text:p>Pensión Alimentici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4.7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4.71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PENSION NETO</text:p>
          </table:table-cell>
          <table:table-cell office:value-type="string">
            <text:p>Pensión Alimentici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4.8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4.8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PENSION T-I</text:p>
          </table:table-cell>
          <table:table-cell office:value-type="string">
            <text:p>Pensión Alimentici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4.91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4.91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PENSION TOT</text:p>
          </table:table-cell>
          <table:table-cell office:value-type="string">
            <text:p>Pensión Alimentici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5.04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5.04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PER CAPITA S</text:p>
          </table:table-cell>
          <table:table-cell office:value-type="string">
            <text:p>Per Cápita (SFS)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5.13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5.13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PERMI S/G HR</text:p>
          </table:table-cell>
          <table:table-cell office:value-type="string">
            <text:p>Ausencia No Remunerada Hr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5.23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5.23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PERMI S/GOCE</text:p>
          </table:table-cell>
          <table:table-cell office:value-type="string">
            <text:p>Ausencia No Remunerad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5.3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5.32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POSADA</text:p>
          </table:table-cell>
          <table:table-cell office:value-type="string">
            <text:p>Posad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5.41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5.41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PRES BCO POP</text:p>
          </table:table-cell>
          <table:table-cell office:value-type="string">
            <text:p>Prestamo Banco Popula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5.49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5.49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PRES FONACOT</text:p>
          </table:table-cell>
          <table:table-cell office:value-type="string">
            <text:p>Préstamos FONACO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5.59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5.59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PRESTAMO CIA</text:p>
          </table:table-cell>
          <table:table-cell office:value-type="string">
            <text:p>Préstamos Empres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5.68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5.68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PRESTAMOS</text:p>
          </table:table-cell>
          <table:table-cell office:value-type="string">
            <text:p>Prestam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5.76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5.76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PRICEMART</text:p>
          </table:table-cell>
          <table:table-cell office:value-type="string">
            <text:p>Pricemar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5.86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5.86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PRIM BC TRAB</text:p>
          </table:table-cell>
          <table:table-cell office:value-type="string">
            <text:p>Primer Banco de los Trabajad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5.95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5.95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PRO GRAL REP</text:p>
          </table:table-cell>
          <table:table-cell office:value-type="string">
            <text:p>PG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6.0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6.07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ROC GRAL RE</text:p>
          </table:table-cell>
          <table:table-cell office:value-type="string">
            <text:p>PGR 30%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6.2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6.2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ROMERICA</text:p>
          </table:table-cell>
          <table:table-cell office:value-type="string">
            <text:p>Promeric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6.3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6.30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PROMOB/FAMSA</text:p>
          </table:table-cell>
          <table:table-cell office:value-type="string">
            <text:p>PROMOBIEN/FAMS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6.39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6.39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PSGS PER ANT</text:p>
          </table:table-cell>
          <table:table-cell office:value-type="string">
            <text:p>Perm sin goce Periodo Anteri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6.4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6.47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REB CAFEPEND</text:p>
          </table:table-cell>
          <table:table-cell office:value-type="string">
            <text:p>Descuentos Pendient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6.56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6.56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REBAJ ALQUIL</text:p>
          </table:table-cell>
          <table:table-cell office:value-type="string">
            <text:p>Rebajo de Alquil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6.6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6.6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REBAJA SALAR</text:p>
          </table:table-cell>
          <table:table-cell office:value-type="string">
            <text:p>Rebaja Salaria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6.7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6.75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RECUP ANTICI</text:p>
          </table:table-cell>
          <table:table-cell office:value-type="string">
            <text:p>Recuperación Anticip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6.85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6.85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REGRESO CLAS</text:p>
          </table:table-cell>
          <table:table-cell office:value-type="string">
            <text:p>Programa Regreso a Clas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6.99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6.99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RETEN EXPAT</text:p>
          </table:table-cell>
          <table:table-cell office:value-type="string">
            <text:p>Retención Expatriad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7.1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7.1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RISR NETO142</text:p>
          </table:table-cell>
          <table:table-cell office:value-type="string">
            <text:p>RISR Neto Art 14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7.23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7.23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SCOTIABANK</text:p>
          </table:table-cell>
          <table:table-cell office:value-type="string">
            <text:p>Scotiabank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7.50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7.50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SEG SOC BP</text:p>
          </table:table-cell>
          <table:table-cell office:value-type="string">
            <text:p>Seguridad Social Banco Popula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7.6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7.60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SEG SOC EM</text:p>
          </table:table-cell>
          <table:table-cell office:value-type="string">
            <text:p>Seguridad Social Enf y Mat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7.71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7.71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SEG SOC RP</text:p>
          </table:table-cell>
          <table:table-cell office:value-type="string">
            <text:p>Seguridad Soc Retiro Pensió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7.8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7.80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SEGURO AUTO</text:p>
          </table:table-cell>
          <table:table-cell office:value-type="string">
            <text:p>Seguro De Aut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7.94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7.94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SEGURO AUTO1</text:p>
          </table:table-cell>
          <table:table-cell office:value-type="string">
            <text:p>Seguro Auto 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8.07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8.07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SEGURO AUTO2</text:p>
          </table:table-cell>
          <table:table-cell office:value-type="string">
            <text:p>Seguro de Auto 201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8.24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8.24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SEGURO AUTO3</text:p>
          </table:table-cell>
          <table:table-cell office:value-type="string">
            <text:p>Seguro de Auto 201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8.34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8.34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SEGURO VOLUN</text:p>
          </table:table-cell>
          <table:table-cell office:value-type="string">
            <text:p>Seguro Voluntari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8.44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8.44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SFS EMP DCA</text:p>
          </table:table-cell>
          <table:table-cell office:value-type="string">
            <text:p>Desc. Cat. Ant. SFS Emplea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8.52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8.52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SFS EMPLEADO</text:p>
          </table:table-cell>
          <table:table-cell office:value-type="string">
            <text:p>SFS Emplea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8.6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8.61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SGMMAYORES</text:p>
          </table:table-cell>
          <table:table-cell office:value-type="string">
            <text:p>SGMMayor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8.7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8.7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SGMMENORES</text:p>
          </table:table-cell>
          <table:table-cell office:value-type="string">
            <text:p>SGMMenor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8.82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8.82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number-columns-repeated="2" office:value-type="string">
            <text:p>SMART FI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8.91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8.917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SUB EMP PAG</text:p>
          </table:table-cell>
          <table:table-cell office:value-type="string">
            <text:p>Subsidio al Empleo Pagad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9.0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9.0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SUS PER ANT</text:p>
          </table:table-cell>
          <table:table-cell office:value-type="string">
            <text:p>Suspension Periodo Anteri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9.17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9.17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SUSPENSION</text:p>
          </table:table-cell>
          <table:table-cell office:value-type="string">
            <text:p>Suspensio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9.26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9.26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SUST ACTIVOS</text:p>
          </table:table-cell>
          <table:table-cell office:value-type="string">
            <text:p>Sustitucion de Activ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9.35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9.35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TARJ ACCESO</text:p>
          </table:table-cell>
          <table:table-cell office:value-type="string">
            <text:p>Tarjetas de Acces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9.44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9.44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TARJETA ID</text:p>
          </table:table-cell>
          <table:table-cell office:value-type="string">
            <text:p>Tarjeta de Identificació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9.53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9.53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TELETON</text:p>
          </table:table-cell>
          <table:table-cell office:value-type="string">
            <text:p>Teletó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9.62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9.62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TRIBUNAL MC</text:p>
          </table:table-cell>
          <table:table-cell office:value-type="string">
            <text:p>Tribunal de Menor Cuantí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9.7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9.72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table:number-columns-repeated="2" office:value-type="string">
            <text:p>UPISS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9.82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9.820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VIALIDAD</text:p>
          </table:table-cell>
          <table:table-cell office:value-type="string">
            <text:p>Vialida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39.91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39.91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VIKINGO</text:p>
          </table:table-cell>
          <table:table-cell office:value-type="string">
            <text:p>Fripick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40.11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40.113</text:p>
          </table:table-cell>
          <table:table-cell office:value-type="string">
            <text:p>PC1015238228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ZAPA PET PAN</text:p>
          </table:table-cell>
          <table:table-cell office:value-type="string">
            <text:p>Zapatería Peter Pa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8 16:17:40.29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8 16:17:40.293</text:p>
          </table:table-cell>
          <table:table-cell office:value-type="string">
            <text:p>PC10152382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0">20/08/2019</text:date>, <text:time>12:25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8-20T12:23:22.46</meta:creation-date>
    <dc:date>2019-08-20T12:25:34.58</dc:date>
    <dc:creator>Jesus De los Santos Rodriguez</dc:creator>
    <meta:editing-duration>PT2M16S</meta:editing-duration>
    <meta:editing-cycles>1</meta:editing-cycles>
    <meta:document-statistic meta:table-count="2" meta:cell-count="6696" meta:object-count="0"/>
    <meta:generator>OpenOffice/4.1.6$Win32 OpenOffice.org_project/416m1$Build-9790</meta:generator>
  </office:meta>
</office:document-meta>
</file>